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-Bold1" svg:font-family="Times-Bold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-Bold" fo:font-size="16pt" fo:font-weight="bold" officeooo:rsid="000d2fa0" officeooo:paragraph-rsid="00039a84" style:font-size-asian="16pt" style:font-weight-asian="bold" style:font-name-complex="Times-Bold1" style:font-size-complex="16pt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-Bold" fo:font-size="16pt" fo:font-weight="bold" officeooo:rsid="000d2fa0" officeooo:paragraph-rsid="00039a84" style:font-size-asian="16pt" style:font-weight-asian="bold" style:font-name-complex="Times-Bold1" style:font-size-complex="16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-Bold" fo:font-size="16pt" fo:font-weight="bold" officeooo:paragraph-rsid="00039a84" style:font-size-asian="16pt" style:font-weight-asian="bold" style:font-name-complex="Times-Bold1" style:font-size-complex="16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-Bold" fo:font-size="16pt" fo:font-weight="bold" officeooo:rsid="0013daf6" officeooo:paragraph-rsid="00039a84" style:font-size-asian="16pt" style:font-weight-asian="bold" style:font-name-complex="Times-Bold1" style:font-size-complex="16pt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076019" officeooo:paragraph-rsid="00076019" style:font-size-asian="16pt" style:font-weight-asian="normal" style:font-name-complex="Times-Bold1" style:font-size-complex="16pt" style:font-weight-complex="normal"/>
    </style:style>
    <style:style style:name="P6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variant="normal" fo:text-transform="none" fo:color="#222222" style:font-name="Liberation Serif" fo:font-size="12pt" fo:letter-spacing="normal" fo:font-style="normal" fo:font-weight="bold" officeooo:rsid="00076019" officeooo:paragraph-rsid="00076019" style:font-size-asian="16pt" style:font-weight-asian="bold" style:font-name-complex="Times-Bold1" style:font-size-complex="16pt" style:font-weight-complex="bold"/>
    </style:style>
    <style:style style:name="P7" style:family="paragraph" style:parent-style-name="Text_20_body">
      <style:text-properties fo:font-weight="bold" officeooo:paragraph-rsid="00039a84"/>
    </style:style>
    <style:style style:name="T1" style:family="text">
      <style:text-properties officeooo:rsid="0008bda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e8fe8" style:font-weight-asian="bold" style:font-weight-complex="bold"/>
    </style:style>
    <style:style style:name="T4" style:family="text">
      <style:text-properties fo:font-variant="normal" fo:text-transform="none" fo:color="#222222" style:font-name="Liberation Serif" fo:font-size="12pt" fo:letter-spacing="normal" fo:font-style="normal" fo:font-weight="normal" officeooo:rsid="000e8fe8" style:font-weight-asian="normal" style:font-weight-complex="normal"/>
    </style:style>
    <style:style style:name="T5" style:family="text">
      <style:text-properties fo:font-variant="normal" fo:text-transform="none" fo:color="#222222" style:font-name="Liberation Serif" fo:font-size="12pt" fo:letter-spacing="normal" fo:font-style="normal" fo:font-weight="normal" officeooo:rsid="00076019" style:font-weight-asian="normal" style:font-weight-complex="normal"/>
    </style:style>
    <style:style style:name="T6" style:family="text">
      <style:text-properties officeooo:rsid="00076019"/>
    </style:style>
    <style:style style:name="T7" style:family="text">
      <style:text-properties officeooo:rsid="0007e666"/>
    </style:style>
    <style:style style:name="T8" style:family="text">
      <style:text-properties officeooo:rsid="000887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<text:span text:style-name="T1">OMP</text:span> 20<text:span text:style-name="T1">0</text:span>: <text:span text:style-name="T1">Data Structures and Algorithms</text:span></text:p>
      <text:p text:style-name="P4"><text:span text:style-name="T8">Fall</text:span> 20<text:span text:style-name="T7">20</text:span></text:p>
      <text:p text:style-name="P1">Lab <text:span text:style-name="T8">8</text:span>: <text:span text:style-name="T6">Priority Queues</text:span></text:p>
      <text:p text:style-name="P2"/>
      <text:p text:style-name="P7"><text:span text:style-name="T3">Task 1: </text:span><text:span text:style-name="T4">Implement the </text:span><text:span text:style-name="T5">HeapPriorityQueue</text:span><text:span text:style-name="T4"> class from Chapter </text:span><text:span text:style-name="T5">9</text:span><text:span text:style-name="T4"> of the book.</text:span></text:p>
      <text:p text:style-name="P6">Task <text:span text:style-name="T7">2</text:span>: <text:span text:style-name="T2">Implement a heappushpop method for the HeapPriorityQueue class, with</text:span></text:p>
      <text:p text:style-name="P5">semantics akin to that described for the heapq module in Section 9.3.7.</text:p>
      <text:p text:style-name="P5"/>
      <text:p text:style-name="P6">Task <text:span text:style-name="T7">3</text:span>: <text:span text:style-name="T2">Implement a heapreplace method for the HeapPriorityQueue class, with</text:span></text:p>
      <text:p text:style-name="P5">semantics akin to that described for the heapq module in Section 9.3.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-Bold1" svg:font-family="Times-Bo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20:49:21.141487190</meta:creation-date>
    <dc:date>2020-12-23T14:03:15.378027111</dc:date>
    <meta:editing-duration>PT14H23M3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70" meta:character-count="438" meta:non-whitespace-character-count="376"/>
  </office:meta>
</office:document-meta>
</file>